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  <style:text-properties style:font-name="Arial Black1" fo:font-size="54pt" style:font-size-asian="54pt" style:font-size-complex="54pt"/>
    </style:style>
    <style:style style:name="P5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1" fo:font-size="60pt" fo:font-weight="bold" style:font-size-asian="60pt" style:font-size-complex="60pt"/>
    </style:style>
    <style:style style:name="P6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tóż</text:span><text:span text:style-name="T1">﻿ </text:span><text:span text:style-name="T1">jest jak Bóg?</text:span><text:span text:style-name="T1"><text:line-break/></text:span><text:span text:style-name="T1">Ponad wszystkim On,</text:span><text:span text:style-name="T1"><text:line-break/></text:span><text:span text:style-name="T1">wzniosły Jego tron. </text:span><text:span text:style-name="T1"><text:line-break/></text:span><text:span text:style-name="T1">Góry chylą się,</text:span><text:span text:style-name="T1"><text:line-break/></text:span><text:span text:style-name="T1">oceany grzmią,</text:span><text:span text:style-name="T1"><text:line-break/></text:span><text:span text:style-name="T1">Panu dają hoł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2T19">
        <draw:frame presentation:style-name="pr3" draw:text-style-name="P5" draw:layer="layout" svg:width="28cm" svg:height="21cm" svg:x="0cm" svg:y="-0.001cm" presentation:class="title" presentation:user-transformed="true">
          <draw:text-box>
            <text:p text:style-name="P4"><text:span text:style-name="T2">C</text:span><text:span text:style-name="T2">hwal Adonai</text:span><text:span text:style-name="T2"><text:line-break/></text:span><text:span text:style-name="T2">odkąd słońce budzi się</text:span><text:span text:style-name="T2"><text:line-break/></text:span><text:span text:style-name="T2">aż zakończy każdy dzień. </text:span><text:span text:style-name="T2"><text:line-break/></text:span><text:span text:style-name="T2">Chwal Adonai</text:span><text:span text:style-name="T2"><text:line-break/></text:span><text:span text:style-name="T2">wszyscy ludzie</text:span><text:span text:style-name="T2"><text:line-break/></text:span><text:span text:style-name="T2">niech Go czczą,</text:span><text:span text:style-name="T2"><text:line-break/></text:span><text:span text:style-name="T2">z aniołami wielbią 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5-04-13T23:12:43.576000000</dc:date>
    <dc:language>pl-PL</dc:language>
    <meta:editing-cycles>31</meta:editing-cycles>
    <meta:editing-duration>PT1H21M3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